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945cm" fo:min-width="3.002cm" fo:padding-top="0.125cm" fo:padding-bottom="0.125cm" fo:padding-left="0.025cm" fo:padding-right="0.025cm" draw:shadow="hidden" draw:shadow-offset-x="0.051cm" draw:shadow-offset-y="0.051cm"/>
    </style:style>
    <style:style style:name="gr2" style:family="graphic" style:parent-style-name="Default_5f_2_5f_1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3.009cm" fo:min-width="3.16cm" fo:padding-top="0.125cm" fo:padding-bottom="0.125cm" fo:padding-left="0.025cm" fo:padding-right="0.025cm" draw:shadow="hidden" draw:shadow-offset-x="0.051cm" draw:shadow-offset-y="0.051cm"/>
    </style:style>
    <style:style style:name="gr3" style:family="graphic" style:parent-style-name="Default_5f_2_5f_1">
      <style:graphic-properties draw:stroke="none" svg:stroke-color="#000000" draw:fill="none" draw:fill-color="#ffffff" fo:min-height="1.089cm"/>
    </style:style>
    <style:style style:name="gr4" style:family="graphic" style:parent-style-name="Default_5f_2_5f_1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2.064cm" fo:min-width="3.16cm" fo:padding-top="0.125cm" fo:padding-bottom="0.125cm" fo:padding-left="0.025cm" fo:padding-right="0.025cm" draw:shadow="hidden" draw:shadow-offset-x="0.051cm" draw:shadow-offset-y="0.051cm"/>
    </style:style>
    <style:style style:name="gr5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511cm"/>
    </style:style>
    <style:style style:name="gr6" style:family="graphic" style:parent-style-name="Default_5f_2_5f_1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038cm" fo:min-width="3.068cm" fo:padding-top="0.125cm" fo:padding-bottom="0.125cm" fo:padding-left="0.025cm" fo:padding-right="0.025cm" draw:shadow="hidden" draw:shadow-offset-x="0.051cm" draw:shadow-offset-y="0.051cm"/>
    </style:style>
    <style:style style:name="gr7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374cm"/>
    </style:style>
    <style:style style:name="gr8" style:family="graphic" style:parent-style-name="Default_5f_5">
      <style:graphic-properties draw:stroke="dash" draw:stroke-dash="Ultrafine_20_Dashed" svg:stroke-width="0.051cm" svg:stroke-color="#000000" draw:marker-start="Arrowhead_20_1" draw:marker-start-width="0.381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71cm" fo:min-width="1.51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5cm" fo:min-width="1.573cm"/>
    </style:style>
    <style:style style:name="gr11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991cm"/>
    </style:style>
    <style:style style:name="gr14" style:family="graphic" style:parent-style-name="standard">
      <style:graphic-properties draw:stroke="none" svg:stroke-color="#000000" draw:fill="none" draw:fill-color="#ffffff" fo:min-height="1.089cm"/>
    </style:style>
    <style:style style:name="gr15" style:family="graphic" style:parent-style-name="objectwithoutfill">
      <style:graphic-properties svg:stroke-width="0.152cm" draw:marker-start-width="0.659cm" draw:marker-end-width="0.659cm" draw:fill="none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draw:stroke="dash" draw:stroke-dash="_32__20_Dots_20_1_20_Dash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solid" draw:stroke-dash="Ultrafine_20_2_20_Dots_20_3_20_Dashes" svg:stroke-width="0.051cm" draw:marker-start-width="0.355cm" draw:marker-end="Arrowhead_20_1" draw:marker-end-width="0.35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019cm" fo:min-width="0cm" fo:padding-top="0.15cm" fo:padding-bottom="0.15cm" fo:padding-left="0.275cm" fo:padding-right="0.275cm"/>
    </style:style>
    <style:style style:name="gr20" style:family="graphic" style:parent-style-name="Default_5f_2_5f_1_5f_5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945cm" fo:min-width="3.002cm" fo:padding-top="0.125cm" fo:padding-bottom="0.125cm" fo:padding-left="0.025cm" fo:padding-right="0.025cm" draw:shadow="hidden" draw:shadow-offset-x="0.051cm" draw:shadow-offset-y="0.051cm"/>
    </style:style>
    <style:style style:name="gr21" style:family="graphic" style:parent-style-name="Default_5f_2_5f_1_5f_5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3.009cm" fo:min-width="3.16cm" fo:padding-top="0.125cm" fo:padding-bottom="0.125cm" fo:padding-left="0.025cm" fo:padding-right="0.025cm" draw:shadow="hidden" draw:shadow-offset-x="0.051cm" draw:shadow-offset-y="0.051cm"/>
    </style:style>
    <style:style style:name="gr22" style:family="graphic" style:parent-style-name="Default_5f_2_5f_1_5f_5">
      <style:graphic-properties draw:stroke="none" svg:stroke-color="#000000" draw:fill="none" draw:fill-color="#ffffff" fo:min-height="1.089cm"/>
    </style:style>
    <style:style style:name="gr23" style:family="graphic" style:parent-style-name="Default_5f_2_5f_1_5f_5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2.064cm" fo:min-width="3.16cm" fo:padding-top="0.125cm" fo:padding-bottom="0.125cm" fo:padding-left="0.025cm" fo:padding-right="0.025cm" draw:shadow="hidden" draw:shadow-offset-x="0.051cm" draw:shadow-offset-y="0.051cm"/>
    </style:style>
    <style:style style:name="gr24" style:family="graphic" style:parent-style-name="Default_5f_2_5f_1_5f_5">
      <style:graphic-properties draw:stroke="none" svg:stroke-color="#000000" draw:fill="none" draw:fill-color="#ffffff" draw:auto-grow-height="true" draw:auto-grow-width="false" fo:max-height="0cm" fo:min-height="0.511cm"/>
    </style:style>
    <style:style style:name="gr25" style:family="graphic" style:parent-style-name="Default_5f_2_5f_1_5f_5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038cm" fo:min-width="3.068cm" fo:padding-top="0.125cm" fo:padding-bottom="0.125cm" fo:padding-left="0.025cm" fo:padding-right="0.025cm" draw:shadow="hidden" draw:shadow-offset-x="0.051cm" draw:shadow-offset-y="0.051cm"/>
    </style:style>
    <style:style style:name="gr26" style:family="graphic" style:parent-style-name="Default_5f_2_5f_1_5f_5">
      <style:graphic-properties draw:stroke="none" svg:stroke-color="#000000" draw:fill="none" draw:fill-color="#ffffff" draw:auto-grow-height="true" draw:auto-grow-width="false" fo:max-height="0cm" fo:min-height="0.374cm"/>
    </style:style>
    <style:style style:name="gr27" style:family="graphic" style:parent-style-name="Default_5f_5_5f_5">
      <style:graphic-properties draw:stroke="dash" draw:stroke-dash="Ultrafine_20_Dashed" svg:stroke-width="0.051cm" svg:stroke-color="#000000" draw:marker-start="Arrowhead_20_1" draw:marker-start-width="0.381cm" draw:marker-end-width="0.279cm" draw:textarea-vertical-align="middle" fo:padding-top="0.15cm" fo:padding-bottom="0.15cm" fo:padding-left="0.275cm" fo:padding-right="0.275cm"/>
    </style:style>
    <style:style style:name="gr28" style:family="graphic" style:parent-style-name="Default_5f_10">
      <style:graphic-properties draw:fill-color="#ffffff" draw:textarea-horizontal-align="justify" draw:textarea-vertical-align="middle" draw:auto-grow-height="false" fo:min-height="0.571cm" fo:min-width="1.513cm"/>
    </style:style>
    <style:style style:name="gr29" style:family="graphic" style:parent-style-name="Default_5f_10">
      <style:graphic-properties draw:fill-color="#ffffff" draw:textarea-horizontal-align="justify" draw:textarea-vertical-align="middle" draw:auto-grow-height="false" fo:min-height="0.755cm" fo:min-width="1.573cm"/>
    </style:style>
    <style:style style:name="gr30" style:family="graphic" style:parent-style-name="Default_5f_10">
      <style:graphic-properties draw:stroke="none" svg:stroke-color="#000000" draw:fill="none" draw:fill-color="#ffffff" fo:min-height="1.195cm"/>
    </style:style>
    <style:style style:name="gr31" style:family="graphic" style:parent-style-name="Default_5f_10">
      <style:graphic-properties draw:stroke="none" svg:stroke-color="#000000" draw:fill="none" draw:fill-color="#ffffff" fo:min-height="1.089cm"/>
    </style:style>
    <style:style style:name="gr32" style:family="graphic" style:parent-style-name="Default_5f_2_5f_1_5f_5">
      <style:graphic-properties svg:stroke-width="0cm" draw:marker-start-width="0.203cm" draw:marker-end-width="0.203cm" draw:fill="gradient" draw:fill-color="#ffcc99" draw:fill-gradient-name="Gradient_20_3" draw:textarea-horizontal-align="justify" draw:textarea-vertical-align="middle" draw:auto-grow-height="false" fo:min-height="2.945cm" fo:min-width="3.002cm" fo:padding-top="0.125cm" fo:padding-bottom="0.125cm" fo:padding-left="0.025cm" fo:padding-right="0.025cm" draw:shadow="hidden" draw:shadow-offset-x="0.051cm" draw:shadow-offset-y="0.051cm"/>
    </style:style>
    <style:style style:name="gr33" style:family="graphic" style:parent-style-name="Default_5f_2_5f_1_5f_5">
      <style:graphic-properties svg:stroke-width="0cm" draw:marker-start-width="0.203cm" draw:marker-end-width="0.203cm" draw:fill="gradient" draw:fill-color="#ffcc99" draw:fill-gradient-name="rojomatias" draw:textarea-horizontal-align="justify" draw:textarea-vertical-align="middle" draw:auto-grow-height="false" fo:min-height="2.082cm" fo:min-width="3.002cm" fo:padding-top="0.125cm" fo:padding-bottom="0.125cm" fo:padding-left="0.025cm" fo:padding-right="0.025cm" draw:shadow="hidden" draw:shadow-offset-x="0.051cm" draw:shadow-offset-y="0.051cm"/>
    </style:style>
    <style:style style:name="gr34" style:family="graphic" style:parent-style-name="Default_5f_5_5f_5">
      <style:graphic-properties draw:stroke="solid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567cm" fo:min-width="2.451cm" fo:padding-top="0.15cm" fo:padding-bottom="0.15cm" fo:padding-left="0.05cm" fo:padding-right="0.05cm" draw:shadow="hidden" draw:shadow-offset-x="0.051cm" draw:shadow-offset-y="0.051cm" draw:shadow-color="#000000"/>
    </style:style>
    <style:style style:name="gr35" style:family="graphic" style:parent-style-name="Default_5f_10">
      <style:graphic-properties draw:stroke="dash" draw:stroke-dash="Ultrafine_20_Dashed" svg:stroke-width="0.051cm" svg:stroke-color="#000000" draw:marker-start-width="0.355cm" draw:marker-end="Arrowhead_20_1" draw:marker-end-width="0.355cm" draw:textarea-vertical-align="middle" fo:padding-top="0.15cm" fo:padding-bottom="0.15cm" fo:padding-left="0.275cm" fo:padding-right="0.275cm"/>
    </style:style>
    <style:style style:name="gr36" style:family="graphic" style:parent-style-name="Default_5f_10">
      <style:graphic-properties draw:stroke="none" svg:stroke-color="#000000" draw:fill="none" draw:fill-color="#ffffff" fo:min-height="1.423cm"/>
    </style:style>
    <style:style style:name="gr37" style:family="graphic" style:parent-style-name="objectwithoutfill">
      <style:graphic-properties draw:stroke="dash" draw:stroke-dash="Fine_20_Dashed" svg:stroke-width="0.102cm" svg:stroke-color="#9999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8" style:family="graphic" style:parent-style-name="Default_5f_10">
      <style:graphic-properties draw:stroke="none" svg:stroke-color="#000000" draw:fill="none" draw:fill-color="#ffffff" fo:min-height="0.611cm"/>
    </style:style>
    <style:style style:name="gr39" style:family="graphic" style:parent-style-name="Default_5f_10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144cm" fo:min-width="0.008cm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Ultrafine_20_Dashed" svg:stroke-width="0.051cm" draw:marker-start-width="0.279cm" draw:marker-end="Arrowhead_20_1" draw:marker-end-width="0.356cm" draw:fill="none" draw:textarea-vertical-align="middle" fo:padding-top="0.15cm" fo:padding-bottom="0.15cm" fo:padding-left="0.275cm" fo:padding-right="0.275cm"/>
    </style:style>
    <style:style style:name="gr41" style:family="graphic" style:parent-style-name="Default_5f_10">
      <style:graphic-properties draw:stroke="none" svg:stroke-color="#000000" draw:fill="none" draw:fill-color="#ffffff" draw:textarea-vertical-align="middle" fo:min-height="0.826cm"/>
    </style:style>
    <style:style style:name="gr42" style:family="graphic" style:parent-style-name="objectwithoutfill">
      <style:graphic-properties draw:stroke="dash" draw:stroke-dash="Fine_20_Dashed" svg:stroke-width="0.051cm" svg:stroke-color="#000080" draw:marker-start-width="0.279cm" draw:marker-end="Arrowhead_20_11" draw:marker-end-width="0.356cm" draw:fill="none" draw:textarea-vertical-align="middle" fo:padding-top="0.15cm" fo:padding-bottom="0.15cm" fo:padding-left="0.275cm" fo:padding-right="0.275cm"/>
    </style:style>
    <style:style style:name="gr43" style:family="graphic" style:parent-style-name="Default_5f_10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39cm" fo:min-width="0.813cm" fo:padding-top="0.15cm" fo:padding-bottom="0.15cm" fo:padding-left="0.275cm" fo:padding-right="0.275cm"/>
    </style:style>
    <style:style style:name="gr44" style:family="graphic" style:parent-style-name="Default_5f_10">
      <style:graphic-properties svg:stroke-width="0cm" svg:stroke-color="#000000" draw:marker-start-width="0.203cm" draw:marker-end-width="0.203cm" draw:fill="none" draw:textarea-horizontal-align="justify" draw:textarea-vertical-align="middle" draw:auto-grow-height="false" fo:min-height="0.906cm" fo:min-width="25.156cm" fo:padding-top="0.125cm" fo:padding-bottom="0.125cm" fo:padding-left="0.25cm" fo:padding-right="0.25cm"/>
    </style:style>
    <style:style style:name="gr45" style:family="graphic" style:parent-style-name="objectwithoutfill">
      <style:graphic-properties draw:stroke="dash" draw:stroke-dash="Ultrafine_20_2_20_Dots_20_3_20_Dashes" svg:stroke-width="0.051cm" draw:marker-start-width="0.279cm" draw:marker-end="Arrowhead_20_1" draw:marker-end-width="0.356cm" draw:fill="none" draw:textarea-vertical-align="middle" fo:padding-top="0.15cm" fo:padding-bottom="0.15cm" fo:padding-left="0.275cm" fo:padding-right="0.275cm" draw:shadow-offset-x="0.203cm" draw:shadow-offset-y="0.203cm"/>
    </style:style>
    <style:style style:name="gr46" style:family="graphic" style:parent-style-name="objectwithoutfill">
      <style:graphic-properties draw:stroke="dash" draw:stroke-dash="Fine_20_Dashed" svg:stroke-width="0.051cm" svg:stroke-color="#000080" draw:marker-start-width="0.279cm" draw:marker-end="Arrowhead_20_11" draw:marker-end-width="0.381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draw:marker-start-width="0.355cm" draw:marker-end="Arrowhead_20_1" draw:marker-end-width="0.356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Fine_20_Dashed" svg:stroke-width="0.051cm" svg:stroke-color="#000080" draw:marker-start-width="0.355cm" draw:marker-end="Arrowhead_20_22" draw:marker-end-width="0.356cm" draw:marker-end-center="true" draw:fill="none" draw:textarea-vertical-align="middle" fo:padding-top="0.15cm" fo:padding-bottom="0.15cm" fo:padding-left="0.275cm" fo:padding-right="0.275cm" draw:shadow-offset-x="0.203cm" draw:shadow-offset-y="0.203cm"/>
    </style:style>
    <style:style style:name="gr49" style:family="graphic" style:parent-style-name="objectwithoutfill">
      <style:graphic-properties draw:stroke="dash" draw:stroke-dash="Ultrafine_20_2_20_Dots_20_3_20_Dashes" svg:stroke-width="0.051cm" draw:marker-start-width="0.355cm" draw:marker-end="Arrowhead_20_1" draw:marker-end-width="0.356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solid" draw:stroke-dash="Fine_20_Dashed" svg:stroke-width="0.051cm" svg:stroke-color="#000080" draw:marker-start-width="0.279cm" draw:marker-end="Arrowhead_20_8" draw:marker-end-width="0.356cm" draw:fill="none" draw:textarea-vertical-align="middle" fo:padding-top="0.15cm" fo:padding-bottom="0.15cm" fo:padding-left="0.275cm" fo:padding-right="0.275cm"/>
    </style:style>
    <style:style style:name="gr51" style:family="graphic" style:parent-style-name="Default_5f_1_5f_3">
      <style:graphic-properties draw:stroke="none" svg:stroke-color="#000000" draw:fill="none" draw:fill-color="#ffffff" draw:textarea-vertical-align="middle" fo:min-height="0.826cm"/>
    </style:style>
    <style:style style:name="gr52" style:family="graphic" style:parent-style-name="objectwithoutfill">
      <style:graphic-properties draw:stroke="solid" draw:stroke-dash="Fine_20_Dashed" svg:stroke-width="0.051cm" svg:stroke-color="#000080" draw:marker-start-width="0.279cm" draw:marker-end="Arrowhead_20_8" draw:marker-end-width="0.381cm" draw:fill="none" draw:textarea-vertical-align="middle" fo:padding-top="0.15cm" fo:padding-bottom="0.15cm" fo:padding-left="0.275cm" fo:padding-right="0.275cm"/>
    </style:style>
    <style:style style:name="gr53" style:family="graphic" style:parent-style-name="Default_5f_5">
      <style:graphic-properties draw:stroke="solid" svg:stroke-width="0.051cm" svg:stroke-color="#000000" draw:marker-start-width="0.355cm" draw:marker-end-width="0.355cm" draw:fill="gradient" draw:fill-color="#ffffff" draw:fill-gradient-name="rojomatias" draw:textarea-horizontal-align="justify" draw:textarea-vertical-align="middle" draw:auto-grow-height="false" fo:min-height="2.412cm" fo:min-width="3.469cm" fo:padding-top="0.15cm" fo:padding-bottom="0.15cm" fo:padding-left="0.05cm" fo:padding-right="0.05cm" draw:shadow="hidden" draw:shadow-offset-x="0.051cm" draw:shadow-offset-y="0.051cm" draw:shadow-color="#000000"/>
    </style:style>
    <style:style style:name="gr54" style:family="graphic" style:parent-style-name="Default_5f_2_5f_1_5f_3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945cm" fo:min-width="3.002cm" fo:padding-top="0.125cm" fo:padding-bottom="0.125cm" fo:padding-left="0.025cm" fo:padding-right="0.025cm" draw:shadow="hidden" draw:shadow-offset-x="0.051cm" draw:shadow-offset-y="0.051cm"/>
    </style:style>
    <style:style style:name="gr55" style:family="graphic" style:parent-style-name="Default_5f_2_5f_1_5f_3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3.009cm" fo:min-width="3.16cm" fo:padding-top="0.125cm" fo:padding-bottom="0.125cm" fo:padding-left="0.025cm" fo:padding-right="0.025cm" draw:shadow="hidden" draw:shadow-offset-x="0.051cm" draw:shadow-offset-y="0.051cm"/>
    </style:style>
    <style:style style:name="gr56" style:family="graphic" style:parent-style-name="Default_5f_2_5f_1_5f_3">
      <style:graphic-properties draw:stroke="none" svg:stroke-color="#000000" draw:fill="none" draw:fill-color="#ffffff" fo:min-height="1.089cm"/>
    </style:style>
    <style:style style:name="gr57" style:family="graphic" style:parent-style-name="Default_5f_2_5f_1_5f_3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2.064cm" fo:min-width="3.16cm" fo:padding-top="0.125cm" fo:padding-bottom="0.125cm" fo:padding-left="0.025cm" fo:padding-right="0.025cm" draw:shadow="hidden" draw:shadow-offset-x="0.051cm" draw:shadow-offset-y="0.051cm"/>
    </style:style>
    <style:style style:name="gr58" style:family="graphic" style:parent-style-name="Default_5f_2_5f_1_5f_3">
      <style:graphic-properties draw:stroke="none" svg:stroke-color="#000000" draw:fill="none" draw:fill-color="#ffffff" draw:auto-grow-height="true" draw:auto-grow-width="false" fo:max-height="0cm" fo:min-height="0.511cm"/>
    </style:style>
    <style:style style:name="gr59" style:family="graphic" style:parent-style-name="Default_5f_2_5f_1_5f_3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038cm" fo:min-width="3.068cm" fo:padding-top="0.125cm" fo:padding-bottom="0.125cm" fo:padding-left="0.025cm" fo:padding-right="0.025cm" draw:shadow="hidden" draw:shadow-offset-x="0.051cm" draw:shadow-offset-y="0.051cm"/>
    </style:style>
    <style:style style:name="gr60" style:family="graphic" style:parent-style-name="Default_5f_2_5f_1_5f_3">
      <style:graphic-properties draw:stroke="none" svg:stroke-color="#000000" draw:fill="none" draw:fill-color="#ffffff" draw:auto-grow-height="true" draw:auto-grow-width="false" fo:max-height="0cm" fo:min-height="0.374cm"/>
    </style:style>
    <style:style style:name="gr61" style:family="graphic" style:parent-style-name="Default_5f_5_5f_3">
      <style:graphic-properties draw:stroke="dash" draw:stroke-dash="Ultrafine_20_Dashed" svg:stroke-width="0.051cm" svg:stroke-color="#000000" draw:marker-start="Arrowhead_20_1" draw:marker-start-width="0.381cm" draw:marker-end-width="0.279cm" draw:textarea-vertical-align="middle" fo:padding-top="0.15cm" fo:padding-bottom="0.15cm" fo:padding-left="0.275cm" fo:padding-right="0.275cm"/>
    </style:style>
    <style:style style:name="gr62" style:family="graphic" style:parent-style-name="Default_5f_8">
      <style:graphic-properties draw:fill-color="#ffffff" draw:textarea-horizontal-align="justify" draw:textarea-vertical-align="middle" draw:auto-grow-height="false" fo:min-height="0.571cm" fo:min-width="1.513cm"/>
    </style:style>
    <style:style style:name="gr63" style:family="graphic" style:parent-style-name="Default_5f_8">
      <style:graphic-properties draw:fill-color="#ffffff" draw:textarea-horizontal-align="justify" draw:textarea-vertical-align="middle" draw:auto-grow-height="false" fo:min-height="0.755cm" fo:min-width="1.573cm"/>
    </style:style>
    <style:style style:name="gr64" style:family="graphic" style:parent-style-name="Default_5f_8">
      <style:graphic-properties draw:stroke="none" svg:stroke-color="#000000" draw:fill="none" draw:fill-color="#ffffff" fo:min-height="1.195cm"/>
    </style:style>
    <style:style style:name="gr65" style:family="graphic" style:parent-style-name="Default_5f_8">
      <style:graphic-properties draw:stroke="none" svg:stroke-color="#000000" draw:fill="none" draw:fill-color="#ffffff" fo:min-height="1.423cm"/>
    </style:style>
    <style:style style:name="gr66" style:family="graphic" style:parent-style-name="Default_5f_8">
      <style:graphic-properties draw:stroke="none" svg:stroke-color="#000000" draw:fill="none" draw:fill-color="#ffffff" fo:min-height="0.611cm"/>
    </style:style>
    <style:style style:name="gr67" style:family="graphic" style:parent-style-name="Default_5f_8">
      <style:graphic-properties draw:stroke="none" svg:stroke-color="#000000" draw:fill="none" draw:fill-color="#ffffff" draw:textarea-vertical-align="middle" fo:min-height="0.826cm"/>
    </style:style>
    <style:style style:name="gr68" style:family="graphic" style:parent-style-name="Default_5f_8">
      <style:graphic-properties svg:stroke-width="0cm" svg:stroke-color="#000000" draw:marker-start-width="0.203cm" draw:marker-end-width="0.203cm" draw:fill="none" draw:textarea-horizontal-align="justify" draw:textarea-vertical-align="middle" draw:auto-grow-height="false" fo:min-height="0.906cm" fo:min-width="16.612cm" fo:padding-top="0.125cm" fo:padding-bottom="0.125cm" fo:padding-left="0.25cm" fo:padding-right="0.25cm"/>
    </style:style>
    <style:style style:name="gr69" style:family="graphic" style:parent-style-name="standard">
      <style:graphic-properties svg:stroke-color="#000000" draw:fill="gradient" draw:fill-color="#ffffff" draw:fill-gradient-name="rojomatias" draw:textarea-horizontal-align="justify" draw:textarea-vertical-align="middle" draw:auto-grow-height="false" fo:min-height="0.67cm" fo:min-width="5.487cm"/>
    </style:style>
    <style:style style:name="gr70" style:family="graphic" style:parent-style-name="Default_5f_2_5f_1_5f_4">
      <style:graphic-properties svg:stroke-width="0cm" draw:marker-start-width="0.203cm" draw:marker-end-width="0.203cm" draw:fill="gradient" draw:fill-color="#ffcc99" draw:fill-gradient-name="My_5f_orange_5f_Gradient" draw:textarea-horizontal-align="justify" draw:textarea-vertical-align="middle" draw:auto-grow-height="false" fo:min-height="2.945cm" fo:min-width="3.002cm" fo:padding-top="0.125cm" fo:padding-bottom="0.125cm" fo:padding-left="0.025cm" fo:padding-right="0.025cm" draw:shadow="hidden" draw:shadow-offset-x="0.051cm" draw:shadow-offset-y="0.051cm"/>
    </style:style>
    <style:style style:name="gr71" style:family="graphic" style:parent-style-name="Default_5f_2_5f_1_5f_4">
      <style:graphic-properties svg:stroke-width="0cm" draw:marker-start-width="0.203cm" draw:marker-end-width="0.203cm" draw:fill="gradient" draw:fill-color="#ffffcc" draw:fill-gradient-name="My_5f_paleYellow_5f_Gradient" draw:textarea-horizontal-align="justify" draw:textarea-vertical-align="middle" draw:auto-grow-height="false" fo:min-height="3.009cm" fo:min-width="3.16cm" fo:padding-top="0.125cm" fo:padding-bottom="0.125cm" fo:padding-left="0.025cm" fo:padding-right="0.025cm" draw:shadow="hidden" draw:shadow-offset-x="0.051cm" draw:shadow-offset-y="0.051cm"/>
    </style:style>
    <style:style style:name="gr72" style:family="graphic" style:parent-style-name="Default_5f_2_5f_1_5f_4">
      <style:graphic-properties draw:stroke="none" svg:stroke-color="#000000" draw:fill="none" draw:fill-color="#ffffff" fo:min-height="1.089cm"/>
    </style:style>
    <style:style style:name="gr73" style:family="graphic" style:parent-style-name="Default_5f_9">
      <style:graphic-properties draw:fill-color="#ffffff" draw:textarea-horizontal-align="justify" draw:textarea-vertical-align="middle" draw:auto-grow-height="false" fo:min-height="0.571cm" fo:min-width="1.513cm"/>
    </style:style>
    <style:style style:name="gr74" style:family="graphic" style:parent-style-name="Default_5f_9">
      <style:graphic-properties draw:fill-color="#ffffff" draw:textarea-horizontal-align="justify" draw:textarea-vertical-align="middle" draw:auto-grow-height="false" fo:min-height="0.755cm" fo:min-width="1.573cm"/>
    </style:style>
    <style:style style:name="gr75" style:family="graphic" style:parent-style-name="Default_5f_9">
      <style:graphic-properties draw:stroke="none" svg:stroke-color="#000000" draw:fill="none" draw:fill-color="#ffffff" fo:min-height="1.089cm"/>
    </style:style>
    <style:style style:name="gr76" style:family="graphic" style:parent-style-name="Default_5f_2_5f_1_5f_4">
      <style:graphic-properties svg:stroke-width="0cm" draw:marker-start-width="0.203cm" draw:marker-end-width="0.203cm" draw:fill="gradient" draw:fill-color="#ffcc99" draw:fill-gradient-name="Gradient_20_3" draw:textarea-horizontal-align="justify" draw:textarea-vertical-align="middle" draw:auto-grow-height="false" fo:min-height="2.945cm" fo:min-width="3.002cm" fo:padding-top="0.125cm" fo:padding-bottom="0.125cm" fo:padding-left="0.025cm" fo:padding-right="0.025cm" draw:shadow="hidden" draw:shadow-offset-x="0.051cm" draw:shadow-offset-y="0.051cm"/>
    </style:style>
    <style:style style:name="gr77" style:family="graphic" style:parent-style-name="Default_5f_2_5f_1_5f_4">
      <style:graphic-properties svg:stroke-width="0cm" draw:marker-start-width="0.203cm" draw:marker-end-width="0.203cm" draw:fill="gradient" draw:fill-color="#ffcc99" draw:fill-gradient-name="Gradient_20_3" draw:textarea-horizontal-align="justify" draw:textarea-vertical-align="middle" draw:auto-grow-height="false" fo:min-height="2.082cm" fo:min-width="3.002cm" fo:padding-top="0.125cm" fo:padding-bottom="0.125cm" fo:padding-left="0.025cm" fo:padding-right="0.025cm" draw:shadow="hidden" draw:shadow-offset-x="0.051cm" draw:shadow-offset-y="0.051cm"/>
    </style:style>
    <style:style style:name="gr78" style:family="graphic" style:parent-style-name="Default_5f_2_5f_1_5f_4">
      <style:graphic-properties draw:stroke="none" svg:stroke-color="#000000" draw:fill="none" draw:fill-color="#ffffff" draw:auto-grow-height="true" draw:auto-grow-width="false" fo:max-height="0cm" fo:min-height="0.374cm"/>
    </style:style>
    <style:style style:name="gr79" style:family="graphic" style:parent-style-name="Default_5f_5_5f_4">
      <style:graphic-properties draw:stroke="solid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567cm" fo:min-width="2.451cm" fo:padding-top="0.15cm" fo:padding-bottom="0.15cm" fo:padding-left="0.05cm" fo:padding-right="0.05cm" draw:shadow="hidden" draw:shadow-offset-x="0.051cm" draw:shadow-offset-y="0.051cm" draw:shadow-color="#000000"/>
    </style:style>
    <style:style style:name="gr80" style:family="graphic" style:parent-style-name="Default_5f_9">
      <style:graphic-properties draw:stroke="none" svg:stroke-color="#000000" draw:fill="none" draw:fill-color="#ffffff" fo:min-height="0.611cm"/>
    </style:style>
    <style:style style:name="gr81" style:family="graphic" style:parent-style-name="Default_5f_9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889cm" fo:min-width="0.008cm" fo:padding-top="0.15cm" fo:padding-bottom="0.15cm" fo:padding-left="0.275cm" fo:padding-right="0.275cm"/>
    </style:style>
    <style:style style:name="gr82" style:family="graphic" style:parent-style-name="Default_5f_9">
      <style:graphic-properties draw:stroke="none" svg:stroke-color="#000000" draw:fill="none" draw:fill-color="#ffffff" draw:textarea-vertical-align="middle" fo:min-height="0.826cm"/>
    </style:style>
    <style:style style:name="gr83" style:family="graphic" style:parent-style-name="Default_5f_9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39cm" fo:min-width="0.813cm" fo:padding-top="0.15cm" fo:padding-bottom="0.15cm" fo:padding-left="0.275cm" fo:padding-right="0.275cm"/>
    </style:style>
    <style:style style:name="gr84" style:family="graphic" style:parent-style-name="Default_5f_9">
      <style:graphic-properties svg:stroke-width="0cm" svg:stroke-color="#000000" draw:marker-start-width="0.203cm" draw:marker-end-width="0.203cm" draw:fill="none" draw:textarea-horizontal-align="justify" draw:textarea-vertical-align="middle" draw:auto-grow-height="false" fo:min-height="0.906cm" fo:min-width="20.337cm" fo:padding-top="0.125cm" fo:padding-bottom="0.125cm" fo:padding-left="0.25cm" fo:padding-right="0.25cm"/>
    </style:style>
    <style:style style:name="gr85" style:family="graphic" style:parent-style-name="objectwithoutfill">
      <style:graphic-properties draw:stroke="dash" draw:stroke-dash="Ultrafine_20_Dashed"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fo:min-height="1.423cm"/>
    </style:style>
    <style:style style:name="gr87" style:family="graphic" style:parent-style-name="Default_5f_6">
      <style:graphic-properties draw:stroke="none" svg:stroke-color="#000000" draw:fill="none" draw:fill-color="#ffffff" fo:min-height="1.195cm"/>
    </style:style>
    <style:style style:name="P1" style:family="paragraph">
      <loext:graphic-properties draw:fill="gradient" draw:fill-color="#ffcc99" draw:fill-gradient-name="My_5f_orange_5f_Gradient"/>
      <style:paragraph-properties fo:text-align="center"/>
    </style:style>
    <style:style style:name="P2" style:family="paragraph">
      <loext:graphic-properties draw:fill="gradient" draw:fill-color="#ffffcc" draw:fill-gradient-name="My_5f_paleYellow_5f_Gradient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0.5pt"/>
    </style:style>
    <style:style style:name="P18" style:family="paragraph">
      <style:paragraph-properties fo:text-align="center"/>
      <style:text-properties fo:font-size="10pt"/>
    </style:style>
    <style:style style:name="P19" style:family="paragraph">
      <loext:graphic-properties draw:fill="gradient" draw:fill-color="#ffcc99" draw:fill-gradient-name="Gradient_20_3"/>
      <style:paragraph-properties fo:text-align="center"/>
    </style:style>
    <style:style style:name="P20" style:family="paragraph">
      <loext:graphic-properties draw:fill="gradient" draw:fill-color="#ffcc99" draw:fill-gradient-name="rojomatias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color="#000000" style:text-outline="false" fo:font-size="14pt" fo:text-shadow="none" fo:font-weight="normal" style:font-size-asian="14pt" style:font-weight-asian="normal" style:font-size-complex="14pt" style:font-weight-complex="normal"/>
    </style:style>
    <style:style style:name="P22" style:family="paragraph">
      <style:text-properties fo:font-size="15pt"/>
    </style:style>
    <style:style style:name="P23" style:family="paragraph">
      <loext:graphic-properties draw:fill="none" draw:fill-color="#ffffff"/>
      <style:text-properties fo:color="#b2b2b2" fo:font-size="15pt" fo:font-weight="bold" style:font-size-asian="15pt" style:font-weight-asian="bold" style:font-size-complex="15pt" style:font-weight-complex="bold"/>
    </style:style>
    <style:style style:name="P24" style:family="paragraph">
      <style:text-properties fo:font-size="12pt"/>
    </style:style>
    <style:style style:name="P25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P27" style:family="paragraph">
      <loext:graphic-properties draw:fill="gradient" draw:fill-color="#ffffff" draw:fill-gradient-name="rojomatias"/>
      <style:paragraph-properties fo:text-align="center"/>
      <style:text-properties fo:color="#000000" style:text-outline="false" fo:font-size="12pt" fo:text-shadow="none" fo:font-weight="normal" style:font-size-asian="12pt" style:font-weight-asian="normal" style:font-size-complex="12pt" style:font-weight-complex="normal"/>
    </style:style>
    <style:style style:name="P28" style:family="paragraph">
      <loext:graphic-properties draw:fill="gradient" draw:fill-color="#ffffff" draw:fill-gradient-name="rojomatias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fo:text-shadow="none" fo:font-weight="bold" style:font-size-asian="9pt" style:font-weight-asian="bold" style:font-size-complex="9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outline="false" fo:font-size="14pt" fo:text-shadow="none" fo:font-weight="normal" style:font-size-asian="14pt" style:font-weight-asian="normal" style:font-size-complex="14pt" style:font-weight-complex="normal"/>
    </style:style>
    <style:style style:name="T7" style:family="text">
      <style:text-properties fo:color="#b2b2b2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text-outline="false" fo:font-size="12pt" fo:text-shadow="none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text-outline="false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000000" style:text-outline="false" fo:font-size="10pt" fo:text-shadow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052cm" svg:height="3.195cm" svg:x="67.819cm" svg:y="3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3.21cm" svg:height="3.259cm" svg:x="56.092cm" svg:y="30.2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447cm" svg:height="1.339cm" svg:x="55.827cm" svg:y="30.221cm">
          <draw:text-box>
            <text:p text:style-name="P3"><text:span text:style-name="T1">Language 1</text:span></text:p>
          </draw:text-box>
        </draw:frame>
        <draw:frame draw:style-name="gr3" draw:text-style-name="P4" draw:layer="layout" svg:width="3.447cm" svg:height="1.339cm" svg:x="67.526cm" svg:y="30.181cm">
          <draw:text-box>
            <text:p text:style-name="P3"><text:span text:style-name="T1">Language 2</text:span></text:p>
          </draw:text-box>
        </draw:frame>
        <draw:custom-shape draw:style-name="gr4" draw:text-style-name="P2" xml:id="id3" draw:id="id3" draw:layer="layout" svg:width="3.21cm" svg:height="2.314cm" svg:x="56.092cm" svg:y="37.3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1.829cm" svg:height="0.761cm" svg:x="56.887cm" svg:y="37.47cm">
          <draw:text-box>
            <text:p><text:span text:style-name="T2">Model 1</text:span></text:p>
          </draw:text-box>
        </draw:frame>
        <draw:custom-shape draw:style-name="gr6" draw:text-style-name="P1" xml:id="id4" draw:id="id4" draw:layer="layout" svg:width="3.118cm" svg:height="2.288cm" svg:x="67.786cm" svg:y="37.3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.757cm" svg:height="0.624cm" svg:x="68.493cm" svg:y="37.416cm">
          <draw:text-box>
            <text:p><text:span text:style-name="T2">Model 2</text:span></text:p>
          </draw:text-box>
        </draw:frame>
        <draw:line draw:style-name="gr8" draw:text-style-name="P6" draw:layer="layout" svg:x1="57.738cm" svg:y1="33.626cm" svg:x2="57.688cm" svg:y2="37.323cm">
          <text:p/>
        </draw:line>
        <draw:line draw:style-name="gr8" draw:text-style-name="P3" draw:layer="layout" svg:x1="69.203cm" svg:y1="33.543cm" svg:x2="69.144cm" svg:y2="37.394cm">
          <text:p/>
        </draw:line>
        <draw:custom-shape draw:style-name="gr9" draw:text-style-name="P7" draw:layer="layout" svg:width="2.101cm" svg:height="0.909cm" svg:x="56.57cm" svg:y="31.05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181cm" svg:height="1.113cm" svg:x="56.53cm" svg:y="32.12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101cm" svg:height="0.909cm" svg:x="68.176cm" svg:y="30.928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181cm" svg:height="1.113cm" svg:x="68.136cm" svg:y="31.998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1" draw:text-style-name="P9" draw:layer="layout" svg:x1="61.333cm" svg:y1="28.587cm" svg:x2="61.333cm" svg:y2="29.122cm">
            <text:p/>
          </draw:line>
          <draw:line draw:style-name="gr11" draw:text-style-name="P9" draw:layer="layout" svg:x1="61.005cm" svg:y1="28.881cm" svg:x2="61.698cm" svg:y2="28.866cm">
            <text:p/>
          </draw:line>
          <draw:line draw:style-name="gr11" draw:text-style-name="P9" draw:layer="layout" svg:x1="61.331cm" svg:y1="29.124cm" svg:x2="61.053cm" svg:y2="29.61cm">
            <text:p/>
          </draw:line>
          <draw:line draw:style-name="gr11" draw:text-style-name="P9" draw:layer="layout" svg:x1="61.595cm" svg:y1="29.595cm" svg:x2="61.343cm" svg:y2="29.109cm">
            <text:p/>
          </draw:line>
          <draw:custom-shape draw:style-name="gr12" draw:text-style-name="P10" draw:layer="layout" svg:width="0.381cm" svg:height="0.373cm" svg:x="61.144cm" svg:y="28.241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13" draw:text-style-name="P11" draw:layer="layout" svg:width="1.952cm" svg:height="1.241cm" svg:x="65.576cm" svg:y="35.781cm">
          <draw:text-box>
            <text:p text:style-name="P3"><text:span text:style-name="T5">System </text:span></text:p>
            <text:p text:style-name="P3"><text:span text:style-name="T5">Designer</text:span></text:p>
          </draw:text-box>
        </draw:frame>
        <draw:g>
          <draw:line draw:style-name="gr11" draw:text-style-name="P9" draw:layer="layout" svg:x1="66.52cm" svg:y1="34.78cm" svg:x2="66.52cm" svg:y2="35.315cm">
            <text:p/>
          </draw:line>
          <draw:line draw:style-name="gr11" draw:text-style-name="P9" draw:layer="layout" svg:x1="66.192cm" svg:y1="35.074cm" svg:x2="66.885cm" svg:y2="35.059cm">
            <text:p/>
          </draw:line>
          <draw:line draw:style-name="gr11" draw:text-style-name="P9" draw:layer="layout" svg:x1="66.518cm" svg:y1="35.317cm" svg:x2="66.24cm" svg:y2="35.803cm">
            <text:p/>
          </draw:line>
          <draw:line draw:style-name="gr11" draw:text-style-name="P9" draw:layer="layout" svg:x1="66.782cm" svg:y1="35.788cm" svg:x2="66.53cm" svg:y2="35.302cm">
            <text:p/>
          </draw:line>
          <draw:custom-shape draw:style-name="gr12" draw:text-style-name="P10" draw:layer="layout" svg:width="0.381cm" svg:height="0.373cm" svg:x="66.331cm" svg:y="34.434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14" draw:text-style-name="P11" draw:layer="layout" svg:width="3.447cm" svg:height="1.339cm" svg:x="59.619cm" svg:y="29.76cm">
          <draw:text-box>
            <text:p text:style-name="P3"><text:span text:style-name="T5">Language Integrator</text:span></text:p>
          </draw:text-box>
        </draw:frame>
        <draw:connector draw:style-name="gr15" draw:text-style-name="P9" xml:id="id6" draw:id="id6" draw:layer="layout" draw:type="line" svg:x1="59.302cm" svg:y1="31.898cm" svg:x2="67.819cm" svg:y2="31.831cm" draw:start-shape="id1" draw:start-glue-point="7" draw:end-shape="id2" draw:end-glue-point="5" svg:d="M59302 31898l8517-67" svg:viewBox="0 0 8518 68">
          <text:p/>
        </draw:connector>
        <draw:connector draw:style-name="gr16" draw:text-style-name="P9" xml:id="id5" draw:id="id5" draw:layer="layout" draw:type="line" svg:x1="59.302cm" svg:y1="38.486cm" svg:x2="67.786cm" svg:y2="38.54cm" draw:start-shape="id3" draw:start-glue-point="7" draw:end-shape="id4" svg:d="M59302 38486l8484 54" svg:viewBox="0 0 8485 55">
          <text:p/>
        </draw:connector>
        <draw:connector draw:style-name="gr16" draw:text-style-name="P9" draw:layer="layout" draw:type="line" svg:x1="63.544cm" svg:y1="38.513cm" svg:x2="63.56cm" svg:y2="31.864cm" draw:start-shape="id5" draw:start-glue-point="0" draw:end-shape="id6" draw:end-glue-point="0" svg:d="M63544 38513l16-6649" svg:viewBox="0 0 17 6650">
          <text:p/>
        </draw:connector>
        <draw:line draw:style-name="gr17" draw:text-style-name="P13" draw:layer="layout" svg:x1="61.221cm" svg:y1="33.432cm" svg:x2="59.484cm" svg:y2="32.483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line draw:style-name="gr17" draw:text-style-name="P13" draw:layer="layout" svg:x1="65.628cm" svg:y1="36.761cm" svg:x2="63.78cm" svg:y2="37.769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g>
          <draw:line draw:style-name="gr11" draw:text-style-name="P9" draw:layer="layout" svg:x1="61.431cm" svg:y1="40.467cm" svg:x2="61.431cm" svg:y2="41.002cm">
            <text:p/>
          </draw:line>
          <draw:line draw:style-name="gr11" draw:text-style-name="P9" draw:layer="layout" svg:x1="61.103cm" svg:y1="40.761cm" svg:x2="61.796cm" svg:y2="40.746cm">
            <text:p/>
          </draw:line>
          <draw:line draw:style-name="gr11" draw:text-style-name="P9" draw:layer="layout" svg:x1="61.429cm" svg:y1="41.004cm" svg:x2="61.151cm" svg:y2="41.49cm">
            <text:p/>
          </draw:line>
          <draw:line draw:style-name="gr11" draw:text-style-name="P9" draw:layer="layout" svg:x1="61.693cm" svg:y1="41.475cm" svg:x2="61.441cm" svg:y2="40.989cm">
            <text:p/>
          </draw:line>
          <draw:custom-shape draw:style-name="gr12" draw:text-style-name="P10" draw:layer="layout" svg:width="0.381cm" svg:height="0.373cm" svg:x="61.242cm" svg:y="40.121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line draw:style-name="gr11" draw:text-style-name="P9" draw:layer="layout" svg:x1="61.991cm" svg:y1="33.114cm" svg:x2="61.991cm" svg:y2="33.649cm">
            <text:p/>
          </draw:line>
          <draw:line draw:style-name="gr11" draw:text-style-name="P9" draw:layer="layout" svg:x1="61.663cm" svg:y1="33.408cm" svg:x2="62.356cm" svg:y2="33.393cm">
            <text:p/>
          </draw:line>
          <draw:line draw:style-name="gr11" draw:text-style-name="P9" draw:layer="layout" svg:x1="61.989cm" svg:y1="33.651cm" svg:x2="61.711cm" svg:y2="34.137cm">
            <text:p/>
          </draw:line>
          <draw:line draw:style-name="gr11" draw:text-style-name="P9" draw:layer="layout" svg:x1="62.253cm" svg:y1="34.122cm" svg:x2="62.001cm" svg:y2="33.636cm">
            <text:p/>
          </draw:line>
          <draw:custom-shape draw:style-name="gr12" draw:text-style-name="P10" draw:layer="layout" svg:width="0.381cm" svg:height="0.373cm" svg:x="61.802cm" svg:y="32.768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13" draw:text-style-name="P11" draw:layer="layout" svg:width="1.952cm" svg:height="1.241cm" svg:x="60.458cm" svg:y="41.513cm">
          <draw:text-box>
            <text:p text:style-name="P3"><text:span text:style-name="T5">System </text:span></text:p>
            <text:p text:style-name="P3"><text:span text:style-name="T5">Engineer</text:span></text:p>
          </draw:text-box>
        </draw:frame>
        <draw:line draw:style-name="gr17" draw:text-style-name="P13" draw:layer="layout" svg:x1="60.786cm" svg:y1="40.976cm" svg:x2="59.24cm" svg:y2="39.864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frame draw:style-name="gr14" draw:text-style-name="P11" draw:layer="layout" svg:width="3.447cm" svg:height="1.339cm" svg:x="60.049cm" svg:y="34.32cm">
          <draw:text-box>
            <text:p text:style-name="P3"><text:span text:style-name="T5">Language Engineer</text:span></text:p>
          </draw:text-box>
        </draw:frame>
        <draw:line draw:style-name="gr17" draw:text-style-name="P13" draw:layer="layout" svg:x1="62.898cm" svg:y1="33.405cm" svg:x2="67.381cm" svg:y2="32.591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line draw:style-name="gr17" draw:text-style-name="P13" draw:layer="layout" svg:x1="62.143cm" svg:y1="40.922cm" svg:x2="67.489cm" svg:y2="39.484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line draw:style-name="gr17" draw:text-style-name="P13" draw:layer="layout" svg:x1="62.285cm" svg:y1="30.441cm" svg:x2="63.853cm" svg:y2="31.506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line draw:style-name="gr18" draw:text-style-name="P9" draw:layer="layout" svg:x1="66.023cm" svg:y1="34.273cm" svg:x2="67cm" svg:y2="34.273cm">
          <text:p/>
        </draw:line>
        <draw:line draw:style-name="gr18" draw:text-style-name="P9" draw:layer="layout" svg:x1="60.838cm" svg:y1="28.113cm" svg:x2="61.815cm" svg:y2="28.113cm">
          <text:p/>
        </draw:line>
        <draw:custom-shape draw:style-name="gr19" draw:text-style-name="P14" draw:layer="layout" svg:width="0.488cm" svg:height="0.319cm" svg:x="61.091cm" svg:y="27.6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488cm" svg:height="0.319cm" svg:x="66.277cm" svg:y="33.84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0" draw:text-style-name="P1" draw:layer="layout" svg:width="3.052cm" svg:height="3.195cm" svg:x="67.819cm" svg:y="3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draw:layer="layout" svg:width="3.21cm" svg:height="3.259cm" svg:x="56.092cm" svg:y="30.2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2" draw:text-style-name="P4" draw:layer="layout" svg:width="3.447cm" svg:height="1.339cm" svg:x="55.827cm" svg:y="30.221cm">
          <draw:text-box>
            <text:p text:style-name="P15"><text:span text:style-name="T1">Language 1</text:span></text:p>
          </draw:text-box>
        </draw:frame>
        <draw:frame draw:style-name="gr22" draw:text-style-name="P4" draw:layer="layout" svg:width="3.447cm" svg:height="1.339cm" svg:x="67.526cm" svg:y="30.181cm">
          <draw:text-box>
            <text:p text:style-name="P15"><text:span text:style-name="T1">Language 2</text:span></text:p>
          </draw:text-box>
        </draw:frame>
        <draw:custom-shape draw:style-name="gr23" draw:text-style-name="P2" xml:id="id12" draw:id="id12" draw:layer="layout" svg:width="3.21cm" svg:height="2.314cm" svg:x="56.092cm" svg:y="37.3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5" draw:layer="layout" svg:width="1.829cm" svg:height="0.761cm" svg:x="56.887cm" svg:y="37.47cm">
          <draw:text-box>
            <text:p text:style-name="P16"><text:span text:style-name="T2">Model 1</text:span></text:p>
          </draw:text-box>
        </draw:frame>
        <draw:custom-shape draw:style-name="gr25" draw:text-style-name="P1" draw:layer="layout" svg:width="3.118cm" svg:height="2.288cm" svg:x="67.786cm" svg:y="37.3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6" draw:text-style-name="P5" xml:id="id10" draw:id="id10" draw:layer="layout" svg:width="1.757cm" svg:height="0.624cm" svg:x="68.493cm" svg:y="37.416cm">
          <draw:text-box>
            <text:p text:style-name="P16"><text:span text:style-name="T2">Model 2</text:span></text:p>
          </draw:text-box>
        </draw:frame>
        <draw:line draw:style-name="gr27" draw:text-style-name="P6" draw:layer="layout" svg:x1="57.738cm" svg:y1="33.626cm" svg:x2="57.688cm" svg:y2="37.323cm">
          <text:p/>
        </draw:line>
        <draw:line draw:style-name="gr27" draw:text-style-name="P3" draw:layer="layout" svg:x1="69.203cm" svg:y1="33.543cm" svg:x2="69.144cm" svg:y2="37.394cm">
          <text:p/>
        </draw:line>
        <draw:custom-shape draw:style-name="gr28" draw:text-style-name="P7" draw:layer="layout" svg:width="2.101cm" svg:height="0.909cm" svg:x="56.57cm" svg:y="31.05cm">
          <text:p text:style-name="P12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2.181cm" svg:height="1.113cm" svg:x="56.53cm" svg:y="32.12cm">
          <text:p text:style-name="P17"><text:span text:style-name="T4">Behavioral </text:span></text:p>
          <text:p text:style-name="P17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draw:layer="layout" svg:width="2.101cm" svg:height="0.909cm" svg:x="68.176cm" svg:y="30.928cm">
          <text:p text:style-name="P12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2.181cm" svg:height="1.113cm" svg:x="68.136cm" svg:y="31.998cm">
          <text:p text:style-name="P17"><text:span text:style-name="T4">Behavioral </text:span></text:p>
          <text:p text:style-name="P17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1" draw:text-style-name="P9" draw:layer="layout" svg:x1="59.709cm" svg:y1="27.969cm" svg:x2="59.709cm" svg:y2="28.504cm">
            <text:p/>
          </draw:line>
          <draw:line draw:style-name="gr11" draw:text-style-name="P9" draw:layer="layout" svg:x1="59.381cm" svg:y1="28.263cm" svg:x2="60.074cm" svg:y2="28.248cm">
            <text:p/>
          </draw:line>
          <draw:line draw:style-name="gr11" draw:text-style-name="P9" draw:layer="layout" svg:x1="59.707cm" svg:y1="28.506cm" svg:x2="59.429cm" svg:y2="28.992cm">
            <text:p/>
          </draw:line>
          <draw:line draw:style-name="gr11" draw:text-style-name="P9" draw:layer="layout" svg:x1="59.971cm" svg:y1="28.977cm" svg:x2="59.719cm" svg:y2="28.491cm">
            <text:p/>
          </draw:line>
          <draw:custom-shape draw:style-name="gr12" draw:text-style-name="P10" draw:layer="layout" svg:width="0.381cm" svg:height="0.373cm" svg:x="59.52cm" svg:y="27.623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30" draw:text-style-name="P11" draw:layer="layout" svg:width="1.952cm" svg:height="1.445cm" svg:x="59.836cm" svg:y="36.809cm">
          <draw:text-box>
            <text:p text:style-name="P18"><text:span text:style-name="T5">System </text:span></text:p>
            <text:p text:style-name="P18"><text:span text:style-name="T5">Designer</text:span></text:p>
          </draw:text-box>
        </draw:frame>
        <draw:g>
          <draw:line draw:style-name="gr11" draw:text-style-name="P9" draw:layer="layout" svg:x1="60.78cm" svg:y1="35.816cm" svg:x2="60.78cm" svg:y2="36.351cm">
            <text:p/>
          </draw:line>
          <draw:line draw:style-name="gr11" draw:text-style-name="P9" draw:layer="layout" svg:x1="60.452cm" svg:y1="36.11cm" svg:x2="61.145cm" svg:y2="36.095cm">
            <text:p/>
          </draw:line>
          <draw:line draw:style-name="gr11" draw:text-style-name="P9" draw:layer="layout" svg:x1="60.778cm" svg:y1="36.353cm" svg:x2="60.5cm" svg:y2="36.839cm">
            <text:p/>
          </draw:line>
          <draw:line draw:style-name="gr11" draw:text-style-name="P9" draw:layer="layout" svg:x1="61.042cm" svg:y1="36.824cm" svg:x2="60.79cm" svg:y2="36.338cm">
            <text:p/>
          </draw:line>
          <draw:custom-shape draw:style-name="gr12" draw:text-style-name="P10" draw:layer="layout" svg:width="0.381cm" svg:height="0.373cm" svg:x="60.591cm" svg:y="35.47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31" draw:text-style-name="P11" draw:layer="layout" svg:width="3.447cm" svg:height="1.339cm" svg:x="58.076cm" svg:y="29.06cm">
          <draw:text-box>
            <text:p text:style-name="P18"><text:span text:style-name="T5">Language Integrator</text:span></text:p>
          </draw:text-box>
        </draw:frame>
        <draw:custom-shape draw:style-name="gr32" draw:text-style-name="P19" xml:id="id8" draw:id="id8" draw:layer="layout" svg:width="3.052cm" svg:height="3.195cm" svg:x="71.969cm" svg:y="30.1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4" draw:layer="layout" svg:width="3.447cm" svg:height="1.339cm" svg:x="71.536cm" svg:y="30.103cm">
          <draw:text-box>
            <text:p text:style-name="P15"><text:span text:style-name="T1">Language 3</text:span></text:p>
          </draw:text-box>
        </draw:frame>
        <draw:custom-shape draw:style-name="gr28" draw:text-style-name="P7" draw:layer="layout" svg:width="2.101cm" svg:height="0.909cm" svg:x="72.352cm" svg:y="30.888cm">
          <text:p text:style-name="P12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2.181cm" svg:height="1.113cm" svg:x="72.312cm" svg:y="31.958cm">
          <text:p text:style-name="P17"><text:span text:style-name="T4">Behavioral </text:span></text:p>
          <text:p text:style-name="P17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draw:layer="layout" svg:width="3.052cm" svg:height="2.332cm" svg:x="62.214cm" svg:y="37.3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6" draw:text-style-name="P5" xml:id="id7" draw:id="id7" draw:layer="layout" svg:width="1.757cm" svg:height="0.624cm" svg:x="62.898cm" svg:y="37.316cm">
          <draw:text-box>
            <text:p text:style-name="P16"><text:span text:style-name="T2">Model 3</text:span></text:p>
          </draw:text-box>
        </draw:frame>
        <draw:custom-shape draw:style-name="gr34" draw:text-style-name="P21" xml:id="id9" draw:id="id9" draw:layer="layout" svg:width="3.615cm" svg:height="2.645cm" svg:x="61.823cm" svg:y="30.523cm">
          <draw:glue-point draw:id="12" svg:x="4.49cm" svg:y="2.03cm"/>
          <text:p text:style-name="P12"><text:span text:style-name="T6"/></text:p>
          <text:p text:style-name="P12"><text:span text:style-name="T6">Model</text:span></text:p>
          <text:p text:style-name="P12"><text:span text:style-name="T6">Composition</text:span></text:p>
          <text:p text:style-name="P12"><text:span text:style-name="T6">Specification</text:span></text:p>
          <text:p text:style-name="P12"><text:span text:style-name="T6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5" draw:text-style-name="P3" draw:layer="layout" draw:line-skew="1.233cm" svg:x1="63.776cm" svg:y1="37.316cm" svg:x2="73.495cm" svg:y2="33.369cm" draw:start-shape="id7" draw:start-glue-point="0" draw:end-shape="id8" draw:end-glue-point="6" svg:d="M63776 37316v-740h9719v-3207" svg:viewBox="0 0 9720 3948">
          <text:p/>
        </draw:connector>
        <draw:line draw:style-name="gr17" draw:text-style-name="P13" draw:layer="layout" svg:x1="60.672cm" svg:y1="29.899cm" svg:x2="62.207cm" svg:y2="30.808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frame draw:style-name="gr36" draw:text-style-name="P23" draw:layer="layout" svg:width="7.128cm" svg:height="1.673cm" svg:x="53.197cm" svg:y="33.508cm">
          <draw:text-box>
            <text:p text:style-name="P22"><text:span text:style-name="T7">Language Level</text:span></text:p>
          </draw:text-box>
        </draw:frame>
        <draw:line draw:style-name="gr37" draw:text-style-name="P9" draw:layer="layout" svg:x1="53.666cm" svg:y1="40.413cm" svg:x2="75.337cm" svg:y2="40.475cm">
          <text:p/>
        </draw:line>
        <draw:frame draw:style-name="gr38" draw:text-style-name="P23" draw:layer="layout" svg:width="5.688cm" svg:height="0.861cm" svg:x="53.317cm" svg:y="39.532cm">
          <draw:text-box>
            <text:p text:style-name="P22"><text:span text:style-name="T7">Model Level</text:span></text:p>
          </draw:text-box>
        </draw:frame>
        <draw:custom-shape draw:style-name="gr39" draw:text-style-name="P14" xml:id="id11" draw:id="id11" draw:layer="layout" svg:width="1.114cm" svg:height="2.793cm" svg:x="63.189cm" svg:y="33.4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0" draw:text-style-name="P9" draw:layer="layout" svg:x1="56.554cm" svg:y1="41.813cm" svg:x2="58.122cm" svg:y2="41.813cm">
          <text:p/>
        </draw:line>
        <draw:frame draw:style-name="gr41" draw:text-style-name="P25" draw:layer="layout" svg:width="3.72cm" svg:height="1.076cm" svg:x="58.192cm" svg:y="41.275cm">
          <draw:text-box>
            <text:p text:style-name="P24"><text:span text:style-name="T8">Conforms To</text:span></text:p>
          </draw:text-box>
        </draw:frame>
        <draw:line draw:style-name="gr42" draw:text-style-name="P26" draw:layer="layout" svg:x1="64.583cm" svg:y1="41.813cm" svg:x2="66.327cm" svg:y2="41.813cm">
          <text:p/>
        </draw:line>
        <draw:frame draw:style-name="gr41" draw:text-style-name="P25" draw:layer="layout" svg:width="2.708cm" svg:height="1.076cm" svg:x="66.397cm" svg:y="41.275cm">
          <draw:text-box>
            <text:p text:style-name="P24"><text:span text:style-name="T8">Imports</text:span></text:p>
          </draw:text-box>
        </draw:frame>
        <draw:frame draw:style-name="gr41" draw:text-style-name="P25" draw:layer="layout" svg:width="3.72cm" svg:height="1.076cm" svg:x="54.164cm" svg:y="41.275cm">
          <draw:text-box>
            <text:p text:style-name="P24"><text:span text:style-name="T8">Generates</text:span></text:p>
          </draw:text-box>
        </draw:frame>
        <draw:custom-shape draw:style-name="gr43" draw:text-style-name="P9" draw:layer="layout" svg:width="1.557cm" svg:height="0.677cm" svg:x="52.538cm" svg:y="41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9" draw:layer="layout" svg:width="25.656cm" svg:height="1.156cm" svg:x="51.675cm" svg:y="41.2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5" draw:layer="layout" svg:width="3.105cm" svg:height="1.076cm" svg:x="70.165cm" svg:y="41.275cm">
          <draw:text-box>
            <text:p text:style-name="P24"><text:span text:style-name="T8">Defines</text:span></text:p>
          </draw:text-box>
        </draw:frame>
        <draw:line draw:style-name="gr45" draw:text-style-name="P9" draw:layer="layout" svg:x1="61.357cm" svg:y1="41.835cm" svg:x2="62.925cm" svg:y2="41.835cm">
          <text:p/>
        </draw:line>
        <draw:frame draw:style-name="gr41" draw:text-style-name="P25" draw:layer="layout" svg:width="3.72cm" svg:height="1.076cm" svg:x="62.892cm" svg:y="41.275cm">
          <draw:text-box>
            <text:p text:style-name="P24"><text:span text:style-name="T8">Uses</text:span></text:p>
          </draw:text-box>
        </draw:frame>
        <draw:line draw:style-name="gr46" draw:text-style-name="P26" draw:layer="layout" svg:x1="65.423cm" svg:y1="31.826cm" svg:x2="67.751cm" svg:y2="31.826cm">
          <text:p/>
        </draw:line>
        <draw:line draw:style-name="gr47" draw:text-style-name="P9" draw:layer="layout" svg:x1="68.39cm" svg:y1="41.83cm" svg:x2="70.119cm" svg:y2="41.83cm">
          <text:p/>
        </draw:line>
        <draw:line draw:style-name="gr46" draw:text-style-name="P26" draw:layer="layout" svg:x1="61.824cm" svg:y1="31.897cm" svg:x2="59.315cm" svg:y2="31.904cm">
          <text:p/>
        </draw:line>
        <draw:connector draw:style-name="gr48" draw:text-style-name="P9" draw:layer="layout" svg:x1="63.63cm" svg:y1="30.523cm" svg:x2="73.495cm" svg:y2="30.174cm" draw:start-shape="id9" draw:start-glue-point="4" draw:end-shape="id8" draw:end-glue-point="4" svg:d="M63630 30523v-851h9865v502" svg:viewBox="0 0 9866 852">
          <text:p/>
        </draw:connector>
        <draw:line draw:style-name="gr49" draw:text-style-name="P13" draw:layer="layout" svg:x1="61.068cm" svg:y1="35.534cm" svg:x2="62.654cm" svg:y2="33.284cm">
          <text:p text:style-name="P12"><text:span text:style-name="T4"/></text:p>
          <text:p text:style-name="P12"><text:span text:style-name="T3"/></text:p>
          <text:p text:style-name="P12"><text:span text:style-name="T3"/></text:p>
        </draw:line>
        <draw:line draw:style-name="gr50" draw:text-style-name="P9" draw:layer="layout" svg:x1="71.975cm" svg:y1="41.816cm" svg:x2="73.977cm" svg:y2="41.816cm">
          <text:p/>
        </draw:line>
        <draw:frame draw:style-name="gr51" draw:text-style-name="P25" draw:layer="layout" svg:width="3.105cm" svg:height="1.076cm" svg:x="74.226cm" svg:y="41.297cm">
          <draw:text-box>
            <text:p text:style-name="P24"><text:span text:style-name="T8">Parameter Of</text:span></text:p>
          </draw:text-box>
        </draw:frame>
        <draw:connector draw:style-name="gr52" draw:text-style-name="P9" draw:layer="layout" draw:type="curve" svg:x1="69.371cm" svg:y1="37.416cm" svg:x2="64.303cm" svg:y2="34.881cm" draw:start-shape="id10" draw:start-glue-point="0" draw:end-shape="id11" draw:end-glue-point="1" svg:d="M69371 37416c0-1690-1689-2535-5068-2535" svg:viewBox="0 0 5069 2536">
          <text:p/>
        </draw:connector>
        <draw:connector draw:style-name="gr52" draw:text-style-name="P9" draw:layer="layout" draw:type="curve" svg:x1="57.697cm" svg:y1="37.329cm" svg:x2="63.189cm" svg:y2="34.881cm" draw:start-shape="id12" draw:start-glue-point="4" draw:end-shape="id11" draw:end-glue-point="3" svg:d="M57697 37329c0-1632 1830-2448 5492-2448" svg:viewBox="0 0 5493 2449">
          <text:p/>
        </draw:connector>
        <draw:line draw:style-name="gr37" draw:text-style-name="P9" draw:layer="layout" svg:x1="53.319cm" svg:y1="34.401cm" svg:x2="75.46cm" svg:y2="34.467cm">
          <text:p/>
        </draw:line>
      </draw:page>
      <draw:page draw:name="page3" draw:style-name="dp1" draw:master-page-name="Default">
        <draw:custom-shape draw:style-name="gr53" draw:text-style-name="P27" draw:layer="layout" svg:width="5.057cm" svg:height="3.844cm" svg:x="61.264cm" svg:y="30.047cm">
          <draw:glue-point draw:id="12" svg:x="4.49cm" svg:y="2.03cm"/>
          <text:p text:style-name="P3"><text:span text:style-name="T9">Model </text:span></text:p>
          <text:p text:style-name="P3"><text:span text:style-name="T9">Coordination Approaches</text:span></text:p>
          <text:p text:style-name="P3"><text:span text:style-name="T10">e.g</text:span><text:span text:style-name="T11">., Coordination Languages,</text:span></text:p>
          <text:p text:style-name="P3"><text:span text:style-name="T11"><text:s/></text:span><text:span text:style-name="T11">ADL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4" draw:text-style-name="P1" draw:layer="layout" svg:width="3.052cm" svg:height="3.195cm" svg:x="67.819cm" svg:y="3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2" draw:layer="layout" svg:width="3.21cm" svg:height="3.259cm" svg:x="56.092cm" svg:y="30.2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6" draw:text-style-name="P4" draw:layer="layout" svg:width="3.447cm" svg:height="1.339cm" svg:x="55.827cm" svg:y="30.221cm">
          <draw:text-box>
            <text:p text:style-name="P3"><text:span text:style-name="T1">Language 1</text:span></text:p>
          </draw:text-box>
        </draw:frame>
        <draw:frame draw:style-name="gr56" draw:text-style-name="P4" draw:layer="layout" svg:width="3.447cm" svg:height="1.339cm" svg:x="67.526cm" svg:y="30.181cm">
          <draw:text-box>
            <text:p text:style-name="P3"><text:span text:style-name="T1">Language 2</text:span></text:p>
          </draw:text-box>
        </draw:frame>
        <draw:custom-shape draw:style-name="gr57" draw:text-style-name="P2" draw:layer="layout" svg:width="3.21cm" svg:height="2.314cm" svg:x="56.092cm" svg:y="37.3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8" draw:text-style-name="P5" draw:layer="layout" svg:width="1.829cm" svg:height="0.761cm" svg:x="56.887cm" svg:y="37.47cm">
          <draw:text-box>
            <text:p><text:span text:style-name="T2">Model 1</text:span></text:p>
          </draw:text-box>
        </draw:frame>
        <draw:custom-shape draw:style-name="gr59" draw:text-style-name="P1" draw:layer="layout" svg:width="3.118cm" svg:height="2.288cm" svg:x="67.786cm" svg:y="37.3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0" draw:text-style-name="P5" draw:layer="layout" svg:width="1.757cm" svg:height="0.624cm" svg:x="68.493cm" svg:y="37.416cm">
          <draw:text-box>
            <text:p><text:span text:style-name="T2">Model 2</text:span></text:p>
          </draw:text-box>
        </draw:frame>
        <draw:line draw:style-name="gr61" draw:text-style-name="P6" draw:layer="layout" svg:x1="57.738cm" svg:y1="33.626cm" svg:x2="57.688cm" svg:y2="37.323cm">
          <text:p/>
        </draw:line>
        <draw:line draw:style-name="gr61" draw:text-style-name="P3" draw:layer="layout" svg:x1="69.203cm" svg:y1="33.543cm" svg:x2="69.144cm" svg:y2="37.394cm">
          <text:p/>
        </draw:line>
        <draw:custom-shape draw:style-name="gr62" draw:text-style-name="P7" draw:layer="layout" svg:width="2.101cm" svg:height="0.909cm" svg:x="56.57cm" svg:y="31.05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8" draw:layer="layout" svg:width="2.181cm" svg:height="1.113cm" svg:x="56.53cm" svg:y="32.12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7" draw:layer="layout" svg:width="2.101cm" svg:height="0.909cm" svg:x="68.176cm" svg:y="30.928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8" draw:layer="layout" svg:width="2.181cm" svg:height="1.113cm" svg:x="68.136cm" svg:y="31.998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11" draw:layer="layout" svg:width="1.952cm" svg:height="1.445cm" svg:x="58.984cm" svg:y="36.398cm">
          <draw:text-box>
            <text:p text:style-name="P3"><text:span text:style-name="T5">System </text:span></text:p>
            <text:p text:style-name="P3"><text:span text:style-name="T5">Designer</text:span></text:p>
          </draw:text-box>
        </draw:frame>
        <draw:g>
          <draw:line draw:style-name="gr11" draw:text-style-name="P9" draw:layer="layout" svg:x1="59.839cm" svg:y1="35.317cm" svg:x2="59.839cm" svg:y2="35.852cm">
            <text:p/>
          </draw:line>
          <draw:line draw:style-name="gr11" draw:text-style-name="P9" draw:layer="layout" svg:x1="59.511cm" svg:y1="35.611cm" svg:x2="60.204cm" svg:y2="35.596cm">
            <text:p/>
          </draw:line>
          <draw:line draw:style-name="gr11" draw:text-style-name="P9" draw:layer="layout" svg:x1="59.837cm" svg:y1="35.854cm" svg:x2="59.559cm" svg:y2="36.34cm">
            <text:p/>
          </draw:line>
          <draw:line draw:style-name="gr11" draw:text-style-name="P9" draw:layer="layout" svg:x1="60.101cm" svg:y1="36.325cm" svg:x2="59.849cm" svg:y2="35.839cm">
            <text:p/>
          </draw:line>
          <draw:custom-shape draw:style-name="gr12" draw:text-style-name="P10" draw:layer="layout" svg:width="0.381cm" svg:height="0.373cm" svg:x="59.65cm" svg:y="34.971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65" draw:text-style-name="P23" draw:layer="layout" svg:width="7.128cm" svg:height="1.673cm" svg:x="53.197cm" svg:y="33.508cm">
          <draw:text-box>
            <text:p><text:span text:style-name="T7">Language Level</text:span></text:p>
          </draw:text-box>
        </draw:frame>
        <draw:line draw:style-name="gr37" draw:text-style-name="P9" draw:layer="layout" svg:x1="53.666cm" svg:y1="40.413cm" svg:x2="71.424cm" svg:y2="40.488cm">
          <text:p/>
        </draw:line>
        <draw:frame draw:style-name="gr66" draw:text-style-name="P23" draw:layer="layout" svg:width="5.688cm" svg:height="0.861cm" svg:x="53.317cm" svg:y="39.532cm">
          <draw:text-box>
            <text:p><text:span text:style-name="T7">Model Level</text:span></text:p>
          </draw:text-box>
        </draw:frame>
        <draw:line draw:style-name="gr40" draw:text-style-name="P9" draw:layer="layout" svg:x1="54.654cm" svg:y1="41.713cm" svg:x2="56.222cm" svg:y2="41.713cm">
          <text:p/>
        </draw:line>
        <draw:frame draw:style-name="gr67" draw:text-style-name="P25" draw:layer="layout" svg:width="3.72cm" svg:height="1.076cm" svg:x="56.192cm" svg:y="41.175cm">
          <draw:text-box>
            <text:p><text:span text:style-name="T8">Conforms To</text:span></text:p>
          </draw:text-box>
        </draw:frame>
        <draw:custom-shape draw:style-name="gr68" draw:text-style-name="P9" draw:layer="layout" svg:width="17.112cm" svg:height="1.156cm" svg:x="54.103cm" svg:y="41.1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7" draw:text-style-name="P25" draw:layer="layout" svg:width="3.105cm" svg:height="1.076cm" svg:x="68.965cm" svg:y="41.175cm">
          <draw:text-box>
            <text:p><text:span text:style-name="T8">Defines</text:span></text:p>
          </draw:text-box>
        </draw:frame>
        <draw:line draw:style-name="gr45" draw:text-style-name="P9" draw:layer="layout" svg:x1="61.757cm" svg:y1="41.735cm" svg:x2="63.325cm" svg:y2="41.735cm">
          <text:p/>
        </draw:line>
        <draw:frame draw:style-name="gr67" draw:text-style-name="P25" draw:layer="layout" svg:width="3.72cm" svg:height="1.076cm" svg:x="63.392cm" svg:y="41.175cm">
          <draw:text-box>
            <text:p><text:span text:style-name="T8">Uses</text:span></text:p>
          </draw:text-box>
        </draw:frame>
        <draw:line draw:style-name="gr47" draw:text-style-name="P9" draw:layer="layout" svg:x1="67.19cm" svg:y1="41.73cm" svg:x2="68.919cm" svg:y2="41.73cm">
          <text:p/>
        </draw:line>
        <draw:line draw:style-name="gr49" draw:text-style-name="P13" draw:layer="layout" svg:x1="60.472cm" svg:y1="35.102cm" svg:x2="62.206cm" svg:y2="33.661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line draw:style-name="gr37" draw:text-style-name="P9" draw:layer="layout" svg:x1="53.319cm" svg:y1="34.401cm" svg:x2="71.424cm" svg:y2="34.409cm">
          <text:p/>
        </draw:line>
        <draw:custom-shape draw:style-name="gr69" draw:text-style-name="P28" draw:layer="layout" svg:width="7.473cm" svg:height="1.838cm" svg:x="59.777cm" svg:y="37.565cm">
          <text:p text:style-name="P3">Coordinati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7" draw:text-style-name="P9" draw:layer="layout" svg:x1="60.83cm" svg:y1="36.862cm" svg:x2="62.588cm" svg:y2="37.718cm">
          <text:p/>
        </draw:line>
      </draw:page>
      <draw:page draw:name="page4" draw:style-name="dp1" draw:master-page-name="Default">
        <draw:custom-shape draw:style-name="gr70" draw:text-style-name="P1" draw:layer="layout" svg:width="3.052cm" svg:height="3.195cm" svg:x="67.819cm" svg:y="3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" draw:layer="layout" svg:width="3.21cm" svg:height="3.259cm" svg:x="56.092cm" svg:y="30.2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2" draw:text-style-name="P4" draw:layer="layout" svg:width="3.447cm" svg:height="1.339cm" svg:x="55.827cm" svg:y="30.221cm">
          <draw:text-box>
            <text:p text:style-name="P3"><text:span text:style-name="T1">Language 1</text:span></text:p>
          </draw:text-box>
        </draw:frame>
        <draw:frame draw:style-name="gr72" draw:text-style-name="P4" draw:layer="layout" svg:width="3.447cm" svg:height="1.339cm" svg:x="67.526cm" svg:y="30.181cm">
          <draw:text-box>
            <text:p text:style-name="P3"><text:span text:style-name="T1">Language 2</text:span></text:p>
          </draw:text-box>
        </draw:frame>
        <draw:custom-shape draw:style-name="gr73" draw:text-style-name="P7" draw:layer="layout" svg:width="2.101cm" svg:height="0.909cm" svg:x="56.57cm" svg:y="31.05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2.181cm" svg:height="1.113cm" svg:x="56.53cm" svg:y="32.12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7" draw:layer="layout" svg:width="2.101cm" svg:height="0.909cm" svg:x="68.176cm" svg:y="30.928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2.181cm" svg:height="1.113cm" svg:x="68.136cm" svg:y="31.998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1" draw:text-style-name="P9" draw:layer="layout" svg:x1="59.709cm" svg:y1="27.969cm" svg:x2="59.709cm" svg:y2="28.504cm">
            <text:p/>
          </draw:line>
          <draw:line draw:style-name="gr11" draw:text-style-name="P9" draw:layer="layout" svg:x1="59.381cm" svg:y1="28.263cm" svg:x2="60.074cm" svg:y2="28.248cm">
            <text:p/>
          </draw:line>
          <draw:line draw:style-name="gr11" draw:text-style-name="P9" draw:layer="layout" svg:x1="59.707cm" svg:y1="28.506cm" svg:x2="59.429cm" svg:y2="28.992cm">
            <text:p/>
          </draw:line>
          <draw:line draw:style-name="gr11" draw:text-style-name="P9" draw:layer="layout" svg:x1="59.971cm" svg:y1="28.977cm" svg:x2="59.719cm" svg:y2="28.491cm">
            <text:p/>
          </draw:line>
          <draw:custom-shape draw:style-name="gr12" draw:text-style-name="P10" draw:layer="layout" svg:width="0.381cm" svg:height="0.373cm" svg:x="59.52cm" svg:y="27.623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75" draw:text-style-name="P11" draw:layer="layout" svg:width="3.447cm" svg:height="1.339cm" svg:x="58.076cm" svg:y="29.06cm">
          <draw:text-box>
            <text:p text:style-name="P3"><text:span text:style-name="T5">Language Integrator</text:span></text:p>
          </draw:text-box>
        </draw:frame>
        <draw:custom-shape draw:style-name="gr76" draw:text-style-name="P19" xml:id="id14" draw:id="id14" draw:layer="layout" svg:width="3.052cm" svg:height="3.195cm" svg:x="62.254cm" svg:y="34.7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2" draw:text-style-name="P4" draw:layer="layout" svg:width="3.447cm" svg:height="1.339cm" svg:x="62.021cm" svg:y="34.715cm">
          <draw:text-box>
            <text:p text:style-name="P3"><text:span text:style-name="T1">Language 1-2</text:span></text:p>
          </draw:text-box>
        </draw:frame>
        <draw:custom-shape draw:style-name="gr73" draw:text-style-name="P7" draw:layer="layout" svg:width="2.101cm" svg:height="0.909cm" svg:x="62.637cm" svg:y="35.5cm">
          <text:p text:style-name="P3"><text:span text:style-name="T3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8" draw:layer="layout" svg:width="2.181cm" svg:height="1.113cm" svg:x="62.597cm" svg:y="36.57cm">
          <text:p text:style-name="P3"><text:span text:style-name="T4">Behavioral </text:span></text:p>
          <text:p text:style-name="P3"><text:span text:style-name="T4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9" draw:layer="layout" svg:width="3.052cm" svg:height="2.332cm" svg:x="62.177cm" svg:y="41.1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8" draw:text-style-name="P5" xml:id="id13" draw:id="id13" draw:layer="layout" svg:width="1.757cm" svg:height="0.624cm" svg:x="62.915cm" svg:y="41.192cm">
          <draw:text-box>
            <text:p><text:span text:style-name="T2">Model 3</text:span></text:p>
          </draw:text-box>
        </draw:frame>
        <draw:custom-shape draw:style-name="gr79" draw:text-style-name="P21" draw:layer="layout" svg:width="3.615cm" svg:height="2.645cm" svg:x="61.923cm" svg:y="30.523cm">
          <draw:glue-point draw:id="12" svg:x="4.49cm" svg:y="2.03cm"/>
          <text:p text:style-name="P3"><text:span text:style-name="T6"/></text:p>
          <text:p text:style-name="P3"><text:span text:style-name="T6">Language</text:span></text:p>
          <text:p text:style-name="P3"><text:span text:style-name="T6">Composition</text:span></text:p>
          <text:p text:style-name="P3"><text:span text:style-name="T6">Specification</text:span></text:p>
          <text:p text:style-name="P3"><text:span text:style-name="T6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7" draw:text-style-name="P13" draw:layer="layout" svg:x1="60.672cm" svg:y1="29.899cm" svg:x2="62.207cm" svg:y2="30.808cm">
          <text:p text:style-name="P3"><text:span text:style-name="T4"/></text:p>
          <text:p text:style-name="P3"><text:span text:style-name="T3"/></text:p>
          <text:p text:style-name="P3"><text:span text:style-name="T3"/></text:p>
        </draw:line>
        <draw:line draw:style-name="gr37" draw:text-style-name="P9" draw:layer="layout" svg:x1="54.166cm" svg:y1="43.913cm" svg:x2="71.774cm" svg:y2="43.905cm">
          <text:p/>
        </draw:line>
        <draw:frame draw:style-name="gr80" draw:text-style-name="P23" draw:layer="layout" svg:width="5.688cm" svg:height="0.861cm" svg:x="53.927cm" svg:y="43.105cm">
          <draw:text-box>
            <text:p><text:span text:style-name="T7">Model Level</text:span></text:p>
          </draw:text-box>
        </draw:frame>
        <draw:custom-shape draw:style-name="gr81" draw:text-style-name="P14" draw:layer="layout" svg:width="1.114cm" svg:height="1.358cm" svg:x="63.19cm" svg:y="33.3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0" draw:text-style-name="P9" draw:layer="layout" svg:x1="57.454cm" svg:y1="45.813cm" svg:x2="59.022cm" svg:y2="45.813cm">
          <text:p/>
        </draw:line>
        <draw:frame draw:style-name="gr82" draw:text-style-name="P25" draw:layer="layout" svg:width="3.72cm" svg:height="1.076cm" svg:x="59.092cm" svg:y="45.275cm">
          <draw:text-box>
            <text:p><text:span text:style-name="T8">Conforms To</text:span></text:p>
          </draw:text-box>
        </draw:frame>
        <draw:line draw:style-name="gr42" draw:text-style-name="P26" draw:layer="layout" svg:x1="65.483cm" svg:y1="45.813cm" svg:x2="67.227cm" svg:y2="45.813cm">
          <text:p/>
        </draw:line>
        <draw:frame draw:style-name="gr82" draw:text-style-name="P25" draw:layer="layout" svg:width="2.708cm" svg:height="1.076cm" svg:x="67.297cm" svg:y="45.275cm">
          <draw:text-box>
            <text:p><text:span text:style-name="T8">Imports</text:span></text:p>
          </draw:text-box>
        </draw:frame>
        <draw:frame draw:style-name="gr82" draw:text-style-name="P25" draw:layer="layout" svg:width="3.72cm" svg:height="1.076cm" svg:x="55.064cm" svg:y="45.275cm">
          <draw:text-box>
            <text:p><text:span text:style-name="T8">Generates</text:span></text:p>
          </draw:text-box>
        </draw:frame>
        <draw:custom-shape draw:style-name="gr83" draw:text-style-name="P9" draw:layer="layout" svg:width="1.557cm" svg:height="0.677cm" svg:x="53.438cm" svg:y="45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9" draw:layer="layout" svg:width="20.837cm" svg:height="1.156cm" svg:x="52.575cm" svg:y="45.2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2" draw:text-style-name="P25" draw:layer="layout" svg:width="3.105cm" svg:height="1.076cm" svg:x="71.065cm" svg:y="45.275cm">
          <draw:text-box>
            <text:p><text:span text:style-name="T8">Defines</text:span></text:p>
          </draw:text-box>
        </draw:frame>
        <draw:line draw:style-name="gr45" draw:text-style-name="P9" draw:layer="layout" svg:x1="62.257cm" svg:y1="45.835cm" svg:x2="63.825cm" svg:y2="45.835cm">
          <text:p/>
        </draw:line>
        <draw:frame draw:style-name="gr82" draw:text-style-name="P25" draw:layer="layout" svg:width="3.72cm" svg:height="1.076cm" svg:x="63.792cm" svg:y="45.275cm">
          <draw:text-box>
            <text:p><text:span text:style-name="T8">Uses</text:span></text:p>
          </draw:text-box>
        </draw:frame>
        <draw:line draw:style-name="gr46" draw:text-style-name="P26" draw:layer="layout" svg:x1="65.423cm" svg:y1="31.826cm" svg:x2="67.751cm" svg:y2="31.826cm">
          <text:p/>
        </draw:line>
        <draw:line draw:style-name="gr47" draw:text-style-name="P9" draw:layer="layout" svg:x1="69.29cm" svg:y1="45.83cm" svg:x2="71.019cm" svg:y2="45.83cm">
          <text:p/>
        </draw:line>
        <draw:line draw:style-name="gr46" draw:text-style-name="P26" draw:layer="layout" svg:x1="61.824cm" svg:y1="31.897cm" svg:x2="59.315cm" svg:y2="31.904cm">
          <text:p/>
        </draw:line>
        <draw:connector draw:style-name="gr85" draw:text-style-name="P9" draw:layer="layout" svg:x1="63.793cm" svg:y1="41.192cm" svg:x2="63.78cm" svg:y2="37.981cm" draw:start-shape="id13" draw:start-glue-point="0" draw:end-shape="id14" draw:end-glue-point="6" svg:d="M63793 41192v-1605h-13v-1606" svg:viewBox="0 0 14 3212">
          <text:p/>
        </draw:connector>
        <draw:line draw:style-name="gr37" draw:text-style-name="P9" draw:layer="layout" svg:x1="54.397cm" svg:y1="38.979cm" svg:x2="71.726cm" svg:y2="39.039cm">
          <text:p/>
        </draw:line>
        <draw:frame draw:style-name="gr86" draw:text-style-name="P23" draw:layer="layout" svg:width="7.128cm" svg:height="1.673cm" svg:x="54.114cm" svg:y="38.183cm">
          <draw:text-box>
            <text:p><text:span text:style-name="T7">Language Level</text:span></text:p>
          </draw:text-box>
        </draw:frame>
        <draw:frame draw:style-name="gr87" draw:text-style-name="P11" draw:layer="layout" svg:width="1.952cm" svg:height="1.445cm" svg:x="58.471cm" svg:y="40.84cm">
          <draw:text-box>
            <text:p text:style-name="P3"><text:span text:style-name="T5">System </text:span></text:p>
            <text:p text:style-name="P3"><text:span text:style-name="T5">Designer</text:span></text:p>
          </draw:text-box>
        </draw:frame>
        <draw:g>
          <draw:line draw:style-name="gr11" draw:text-style-name="P9" draw:layer="layout" svg:x1="59.298cm" svg:y1="39.528cm" svg:x2="59.298cm" svg:y2="40.063cm">
            <text:p/>
          </draw:line>
          <draw:line draw:style-name="gr11" draw:text-style-name="P9" draw:layer="layout" svg:x1="58.97cm" svg:y1="39.822cm" svg:x2="59.663cm" svg:y2="39.807cm">
            <text:p/>
          </draw:line>
          <draw:line draw:style-name="gr11" draw:text-style-name="P9" draw:layer="layout" svg:x1="59.296cm" svg:y1="40.065cm" svg:x2="59.018cm" svg:y2="40.551cm">
            <text:p/>
          </draw:line>
          <draw:line draw:style-name="gr11" draw:text-style-name="P9" draw:layer="layout" svg:x1="59.56cm" svg:y1="40.536cm" svg:x2="59.308cm" svg:y2="40.05cm">
            <text:p/>
          </draw:line>
          <draw:custom-shape draw:style-name="gr12" draw:text-style-name="P10" draw:layer="layout" svg:width="0.381cm" svg:height="0.373cm" svg:x="59.109cm" svg:y="39.182cm">
            <text:p/>
            <draw:enhanced-geometry svg:viewBox="0 0 21600 21600" draw:glue-points="10800 0 3163 3163 0 10800 3163 18437 10800 21600 18437 18437 21600 10800 18437 3163" draw:text-areas="3163 3163 18437 18437" draw:type="smiley" draw:modifiers="17315.1219512195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line draw:style-name="gr45" draw:text-style-name="P9" draw:layer="layout" svg:x1="60.061cm" svg:y1="38.776cm" svg:x2="62.001cm" svg:y2="36.924cm">
          <text:p/>
        </draw:line>
        <draw:line draw:style-name="gr47" draw:text-style-name="P9" draw:layer="layout" svg:x1="59.561cm" svg:y1="41.892cm" svg:x2="61.677cm" svg:y2="42.7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3" draw:display-name="Gradient 3" draw:style="linear" draw:start-color="#ffcccc" draw:end-color="#ffffff" draw:start-intensity="100%" draw:end-intensity="100%" draw:angle="0" draw:border="0%"/>
    <draw:gradient draw:name="My_5f_orange_5f_Gradient" draw:display-name="My_orange_Gradient" draw:style="linear" draw:start-color="#ffcc99" draw:end-color="#ffffff" draw:start-intensity="100%" draw:end-intensity="100%" draw:angle="0" draw:border="0%"/>
    <draw:gradient draw:name="My_5f_paleYellow_5f_Gradient" draw:display-name="My_paleYellow_Gradient" draw:style="linear" draw:start-color="#ffffcc" draw:end-color="#ffffff" draw:start-intensity="100%" draw:end-intensity="100%" draw:angle="0" draw:border="15%"/>
    <draw:gradient draw:name="rojomatias" draw:style="linear" draw:start-color="#ffcccc" draw:end-color="#ffffff" draw:start-intensity="100%" draw:end-intensity="100%" draw:angle="0" draw:border="0%"/>
    <draw:marker draw:name="Arrow" svg:viewBox="0 0 20 30" svg:d="M10 0l-10 30h20z"/>
    <draw:marker draw:name="Arrowhead_20_1" draw:display-name="Arrowhead 1" svg:viewBox="0 0 2132 2132" svg:d="M1066 0l1066 2132h-2132z"/>
    <draw:marker draw:name="Arrowhead_20_11" draw:display-name="Arrowhead 11" svg:viewBox="0 0 2132 1146" svg:d="M1066 0l1066 1146-712-272h-708l-712 272z"/>
    <draw:marker draw:name="Arrowhead_20_22" draw:display-name="Arrowhead 22" svg:viewBox="0 0 2364 2178" svg:d="M0 2065l1182-2065 1182 2063-64 112-1118-716-1118 719z"/>
    <draw:marker draw:name="Arrowhead_20_8" draw:display-name="Arrowhead 8" svg:viewBox="0 0 1584 2132" svg:d="M792 0l792 2132-529-272h-526l-529 272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2" style:display-name="Default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" style:display-name="Default_2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3" style:display-name="Default_5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3" style:display-name="Default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" style:display-name="Default_2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4" style:display-name="Default_5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4" style:display-name="Default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4" style:display-name="Default_2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4" style:display-name="Default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5" style:display-name="Default_5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5" style:display-name="Default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5" style:display-name="Default_2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5" style:display-name="Default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1:36:03</meta:creation-date>
    <dc:date>2015-12-21T21:41:40.184000000</dc:date>
    <meta:editing-duration>P1DT8H54M25S</meta:editing-duration>
    <meta:editing-cycles>263</meta:editing-cycles>
    <meta:generator>LibreOffice/5.0.2.2$Windows_x86 LibreOffice_project/37b43f919e4de5eeaca9b9755ed688758a8251fe</meta:generator>
    <meta:document-statistic meta:object-count="203"/>
  </office:meta>
</office:document-meta>
</file>